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ext_20_body">
      <style:text-properties officeooo:rsid="0002a79a" officeooo:paragraph-rsid="0002fe95"/>
    </style:style>
    <style:style style:name="P2" style:family="paragraph" style:parent-style-name="Text_20_body">
      <style:text-properties officeooo:rsid="00070875" officeooo:paragraph-rsid="00070875"/>
    </style:style>
    <style:style style:name="P3" style:family="paragraph" style:parent-style-name="Text_20_body" style:list-style-name="L1"/>
    <style:style style:name="P4" style:family="paragraph" style:parent-style-name="Text_20_body">
      <style:text-properties officeooo:paragraph-rsid="000525c8"/>
    </style:style>
    <style:style style:name="P5" style:family="paragraph" style:parent-style-name="Text_20_body" style:list-style-name="L2">
      <style:text-properties officeooo:paragraph-rsid="000525c8"/>
    </style:style>
    <style:style style:name="P6" style:family="paragraph" style:parent-style-name="Text_20_body" style:list-style-name="L3"/>
    <style:style style:name="P7" style:family="paragraph" style:parent-style-name="Text_20_body">
      <style:text-properties fo:font-weight="bold"/>
    </style:style>
    <style:style style:name="P8" style:family="paragraph" style:parent-style-name="Standard">
      <style:text-properties officeooo:rsid="0002a79a" officeooo:paragraph-rsid="0002fe95"/>
    </style:style>
    <style:style style:name="T1" style:family="text">
      <style:text-properties officeooo:rsid="000786e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velopper un site web sécurisé pour l’entreprise Telelec permettant l’échange de fichiers entre ses clients et ses administrateurs, sans dépendre de services externes comme WeTransfer, Google Drive ou autres. Chaque fichier devra être supprimé 24h après dans la base de données. Le site web devra obligatoirement avoir un accès sécurisé pour y entrer, donc un code de connexion pour pouvoir accéder au site sera demandé dès la page ouverte et seuls les administrateurs auront accès au code (qui changerait toutes les une minute car on utilisera une A2F pour avoir accès au site) <text:span text:style-name="T1">qui donneront au telephone a leurs clients.</text:span></text:p>
      <text:p text:style-name="P2">Une fois le code d’accès entré, le site demandera de spécifier l’entreprise. Le nom de l’entreprise sera ensuite utilisé pour nommer le fichier déposé, afin de pouvoir facilement associer chaque fichier à une entreprise.</text:p>
      <text:p text:style-name="P2"/>
      <text:p text:style-name="Text_20_body">Le site devra permettre :</text:p>
      <text:list text:style-name="L1">
        <text:list-item>
          <text:p text:style-name="P3">Le partage de fichiers (lourds ou non) de manière sécurisée, via chiffrement et protocole HTTPS.</text:p>
        </text:list-item>
        <text:list-item>
          <text:p text:style-name="P3">Un accès initialement local via une machine virtuelle dédiée, dans le but de transférer le projet ultérieurement sur un futur serveur de l’entreprise (comme une solution préinstallée à livrer à Telelec).</text:p>
        </text:list-item>
      </text:list>
      <text:p text:style-name="Text_20_body"/>
      <text:p text:style-name="P4">Une architecture conteneurisée, avec un système de reverse proxy pour :</text:p>
      <text:list text:style-name="L2">
        <text:list-item>
          <text:p text:style-name="P5">Rediriger les connexions,</text:p>
        </text:list-item>
        <text:list-item>
          <text:p text:style-name="P5">Et éventuellement créer dynamiquement de nouveaux conteneurs en cas de surcharge du conteneur principal (trafic trop élevé, fichiers trop volumineux, etc.).</text:p>
        </text:list-item>
      </text:list>
      <text:p text:style-name="Text_20_body"/>
      <text:p text:style-name="Text_20_body">Le stockage des fichiers se fera :</text:p>
      <text:list text:style-name="L3">
        <text:list-item>
          <text:p text:style-name="P6">En local sur la machine hébergeant le site,</text:p>
        </text:list-item>
        <text:list-item>
          <text:p text:style-name="P6">Mais idéalement aussi dans le cloud, pour :</text:p>
        </text:list-item>
        <text:list-item>
          <text:p text:style-name="P6">Assurer la redondance,</text:p>
        </text:list-item>
        <text:list-item>
          <text:p text:style-name="P6">Éviter les saturations de disque qui pourraient interrompre les téléchargements.</text:p>
        </text:list-item>
      </text:list>
      <text:p text:style-name="Text_20_body"/>
      <text:p text:style-name="Text_20_body">Le site doit être ergonomique et facile d’utilisation.</text:p>
      <text:p text:style-name="Text_20_body"/>
      <text:p text:style-name="Text_20_body">Le projet est entièrement réalisé par deux personnes (Valentin Pach et Mathis Woitrain).</text:p>
      <text:p text:style-name="Text_20_body"/>
      <text:p text:style-name="P7"/>
      <text:p text:style-name="P7"/>
      <text:p text:style-name="P7"><text:soft-page-break/></text:p>
      <text:p text:style-name="P7"/>
      <text:p text:style-name="P7"/>
      <text:p text:style-name="P7">Comment nous allons faire :</text:p>
      <text:p text:style-name="Text_20_body">Pour avoir une adresse externe disponible, nous utilisons une VM Google Cloud Platform.</text:p>
      <text:p text:style-name="P7">Infrastructure :</text:p>
      <text:p text:style-name="Text_20_body">Un nom d’utilisateur partagé (avec Mathis) nommé “stagiaire”, et supprimer tous les autres utilisateurs pour alléger la VM. Nous nous connectons à la VM uniquement par SSH. Pour développer le site, etc., on utilise VSCode, qui a une extension nommée « Remote-SSH », permettant de gérer les fichiers et donc de coder directement dans la VM.</text:p>
      <text:p text:style-name="Text_20_body"/>
      <text:p text:style-name="Text_20_body">Tu pourrais aussi mettre en place un système de logs détaillés pour surveiller l’activité du site et des utilisateurs (par exemple, avec ELK Stack ou un outil similaire) afin de détecter toute anomalie en temps réel.</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4T14:36:05.038257164</meta:creation-date>
    <dc:date>2025-05-14T15:28:12.638069444</dc:date>
    <meta:editing-duration>PT6M29S</meta:editing-duration>
    <meta:editing-cycles>2</meta:editing-cycles>
    <meta:generator>LibreOffice/24.8.4.2$MacOSX_AARCH64 LibreOffice_project/bb3cfa12c7b1bf994ecc5649a80400d06cd71002</meta:generator>
    <meta:document-statistic meta:table-count="0" meta:image-count="0" meta:object-count="0" meta:page-count="2" meta:paragraph-count="20" meta:word-count="397" meta:character-count="2476" meta:non-whitespace-character-count="2107"/>
  </office:meta>
</office:document-meta>
</file>